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77C000027FB00001FF21A69ECD7EA41B534.emf" manifest:media-type="image/x-emf"/>
  <manifest:file-entry manifest:full-path="Pictures/1000020100000244000001D05893DBFF97E0800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DejaVu Sans1" svg:font-family="'DejaVu Sans'"/>
    <style:font-face style:name="Liberation Mono" svg:font-family="'Liberation Mono', 'Courier New'"/>
    <style:font-face style:name="Times New Roman1" svg:font-family="'Times New Roman'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Mono1" svg:font-family="'Liberation Mono', 'Courier New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draw:fill="none" fo:min-height="2.051cm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Standard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Standard-notes">
      <style:graphic-properties draw:fill-color="#ffffff" fo:min-height="12.792cm"/>
      <style:paragraph-properties style:writing-mode="lr-tb"/>
    </style:style>
    <style:style style:name="pr6" style:family="presentation" style:parent-style-name="Standard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7" style:family="presentation" style:parent-style-name="Standard-outline1">
      <style:graphic-properties fo:min-height="8.036cm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r9" style:family="presentation" style:parent-style-name="Standard_20_1-notes">
      <style:graphic-properties draw:fill-color="#ffffff" fo:min-height="12.792cm"/>
      <style:paragraph-properties style:writing-mode="lr-tb"/>
    </style:style>
    <style:style style:name="P1" style:family="paragraph">
      <style:paragraph-properties fo:margin-top="0cm" fo:margin-bottom="0cm" fo:line-height="1.129cm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.423cm" fo:line-height="100%" fo:text-align="start">
        <style:tab-stops>
          <style:tab-stop style:position="0cm"/>
        </style:tab-stops>
      </style:paragraph-properties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5" style:family="paragraph">
      <style:paragraph-properties fo:margin-top="0cm" fo:margin-bottom="0cm" fo:line-height="1.129cm"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12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15%"/>
    </style:style>
    <style:style style:name="P16" style:family="paragraph">
      <loext:graphic-properties draw:fill="none"/>
      <style:paragraph-properties fo:margin-top="0cm" fo:margin-bottom="0cm" fo:line-height="115%"/>
    </style:style>
    <style:style style:name="P17" style:family="paragraph">
      <style:text-properties fo:color="#000000" loext:opacity="100%" style:font-name="Arial2" fo:font-size="20pt" style:font-size-asian="20pt" style:font-size-complex="20pt"/>
    </style:style>
    <style:style style:name="P18" style:family="paragraph">
      <style:paragraph-properties fo:margin-top="0.5cm" fo:margin-bottom="0cm"/>
      <style:text-properties fo:color="#000000" loext:opacity="100%" style:font-name="Arial2" fo:font-size="20pt" style:font-size-asian="20pt" style:font-size-complex="20pt"/>
    </style:style>
    <style:style style:name="P19" style:family="paragraph">
      <style:text-properties fo:color="#808080" loext:opacity="100%" style:font-name="Arial2" fo:font-size="20pt" style:font-size-asian="20pt" style:font-size-complex="20pt"/>
    </style:style>
    <style:style style:name="P20" style:family="paragraph">
      <style:paragraph-properties fo:margin-top="0.5cm" fo:margin-bottom="0cm"/>
      <style:text-properties fo:color="#808080" loext:opacity="100%" style:font-name="Arial2"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15%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CH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CH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CH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CH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language="de" fo:country="CH" fo:font-style="normal" style:text-underline-style="none" fo:font-weight="normal" style:font-name-asian="+mn-ea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22pt" fo:letter-spacing="normal" fo:language="de" fo:country="CH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de" fo:country="CH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3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26pt" fo:letter-spacing="normal" fo:language="de" fo:country="CH" fo:font-style="normal" style:text-underline-style="none" fo:font-weight="normal" style:font-name-asian="Liberation Mono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20pt" fo:letter-spacing="normal" fo:language="de" fo:country="CH" fo:font-style="normal" style:text-underline-style="none" fo:font-weight="normal" style:font-name-asian="Liberation Mono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18pt" fo:letter-spacing="normal" fo:language="de" fo:country="CH" fo:font-style="normal" style:text-underline-style="none" fo:font-weight="normal" style:font-name-asian="Liberation Mono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CH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loext:opacity="100%" style:font-name="Arial2" fo:font-size="20pt" style:font-size-asian="20pt" style:font-size-complex="20pt"/>
    </style:style>
    <style:style style:name="T19" style:family="text">
      <style:text-properties fo:color="#808080" loext:opacity="100%" style:font-name="Arial2" fo:font-size="20pt" style:font-size-asian="20pt" style:font-size-complex="2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CH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600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1.26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space-before="0.019cm" text:min-label-width="0.726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019cm" text:min-label-width="0.726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21.599cm" svg:height="1.138cm" svg:x="1.5cm" svg:y="3.25cm">
          <text:p text:style-name="P1"><text:span text:style-name="T1">Motivation zu 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1.398cm" svg:height="2.342cm" svg:x="1.5cm" svg:y="6cm">
          <text:p text:style-name="P3"><text:span text:style-name="T2">Gruppe 9</text:span><text:span text:style-name="T3"><text:line-break/></text:span><text:span text:style-name="T2">Vorlesung Digitale Nachhaltigkeit 2020</text:span></text:p>
          <text:p text:style-name="P4"><text:span text:style-name="T4">9./16. November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0.348cm" svg:height="4.254cm" svg:x="1.5cm" svg:y="8.994cm">
          <text:p text:style-name="P4"><text:span text:style-name="T4">Raphael Fehr</text:span></text:p>
          <text:p text:style-name="P4"><text:span text:style-name="T4">Maurizio Piu</text:span></text:p>
          <text:p text:style-name="P4"><text:span text:style-name="T4">Thea Waldleben</text:span></text:p>
          <text:p text:style-name="P4"><text:span text:style-name="T5"/></text:p>
          <text:p text:style-name="P4"><text:span text:style-name="T2">Forschungsstelle Digitale Nachhaltigkeit</text:span></text:p>
          <text:p text:style-name="P4"><text:span text:style-name="T2">Institut für Informatik</text:span></text:p>
          <text:p text:style-name="P4"><text:span text:style-name="T2">Universität Bern</text:span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19.498cm" svg:height="1.138cm" svg:x="1.5cm" svg:y="1.89cm">
          <text:p text:style-name="P5"><text:span text:style-name="T6">Open Sourc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7" draw:layer="layout" svg:width="12.048cm" svg:height="8.466cm" svg:x="12.979cm" svg:y="5.344cm">
          <text:p text:style-name="P6"><text:span text:style-name="T7">FOTO/</text:span></text:p>
          <text:p text:style-name="P6"><text:span text:style-name="T7">GRAFIK/</text:span></text:p>
          <text:p text:style-name="P6"><text:span text:style-name="T7">SCREEN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name="TextShape 1" draw:style-name="gr1" draw:text-style-name="P2" draw:layer="layout" svg:width="22.199cm" svg:height="7.248cm" svg:x="1.5cm" svg:y="6.085cm">
          <text:list text:style-name="L3">
            <text:list-item>
              <text:p text:style-name="P9"><text:span text:style-name="T8">WISSENSCHAFTLICHER TEIL</text:span></text:p>
            </text:list-item>
            <text:list-item>
              <text:p text:style-name="P9"><text:span text:style-name="T9">PRAKTISCHER TEIL</text:span></text:p>
            </text:list-item>
            <text:list-item>
              <text:p text:style-name="P9"><text:span text:style-name="T9">PERSÖNLICHES FAZ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7" draw:layer="layout" svg:width="6.199cm" svg:height="5.239cm" svg:x="18.301cm" svg:y="7.744cm">
          <text:p text:style-name="P6"><text:span text:style-name="T7">THEMATISCH GRAFIK/</text:span></text:p>
          <text:p text:style-name="P6"><text:span text:style-name="T7">ICON/</text:span></text:p>
          <text:p text:style-name="P6"><text:span text:style-name="T7">SYMB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8.942cm" svg:height="10.656cm" svg:x="0.388cm" svg:y="2.134cm" draw:page-number="2" presentation:class="page"/>
          <draw:frame draw:name="PlaceHolder 2" presentation:style-name="pr2" draw:text-style-name="P10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543cm" svg:height="1.419cm" svg:x="0cm" svg:y="27.001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5" draw:text-style-name="P2" draw:layer="layout" svg:width="8.543cm" svg:height="1.419cm" svg:x="11.171cm" svg:y="27.001cm">
            <text:p text:style-name="P11"><text:span text:style-name="T10"><text:page-number>&lt;Foliennumm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Standard">
        <draw:custom-shape draw:name="TextShape 1" draw:style-name="gr1" draw:text-style-name="P2" draw:layer="layout" svg:width="19.498cm" svg:height="1.138cm" svg:x="1.5cm" svg:y="2cm">
          <text:p text:style-name="P5"><text:span text:style-name="T11">Carrots and Rainbows: Motivation and Social Practice in Open Source Software Develop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798cm" svg:height="7.499cm" svg:x="0.5cm" svg:y="6cm">
          <text:list text:style-name="L4">
            <text:list-item>
              <text:p text:style-name="P12"><text:span text:style-name="T5">Untersuchung von 40 Publikationen zur Motivation der Entwicklung von OSS</text:span></text:p>
            </text:list-item>
            <text:list-item>
              <text:p text:style-name="P12"><text:span text:style-name="T5">Kategorisierung der Motivatoren zwischen intrinsisch, internalisiert extrinsisch und extrinsisch</text:span></text:p>
            </text:list-item>
          </text:list>
          <text:p text:style-name="P13"><text:span text:style-name="T2"/></text:p>
          <text:p text:style-name="P13"><text:span text:style-name="T2">Vergleich Ranking</text:span></text:p>
          <text:p text:style-name="P13"><text:span text:style-name="T2">1. Eigenbenutzung (internalisierte extrinsische Motivation)</text:span></text:p>
          <text:p text:style-name="P13"><text:span text:style-name="T2">2. Lernen (internalisiert extrinsische Motivation)</text:span></text:p>
          <text:p text:style-name="P13"><text:span text:style-name="T2">3. Reputation (internalisiert extrinsische Motivation)</text:span></text:p>
          <text:p text:style-name="P13"><text:span text:style-name="T2">4. Altruismus (intrinsische Motivation)</text:span></text:p>
          <text:p text:style-name="P13"><text:span text:style-name="T2"/></text:p>
          <text:p text:style-name="P13"><text:span text:style-name="T2">Weitere Motivatoren: Ideologie, Spass, Karriere, Reziprozität, Geld, Commu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4.07cm" svg:height="0.338cm" svg:x="2.768cm" svg:y="13.896cm">
          <text:p text:style-name="P14"><text:span text:style-name="T12">AUTOREN (JAHRGANG) TI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TextShape 1" draw:style-name="gr1" draw:text-style-name="P2" draw:layer="layout" svg:width="19.498cm" svg:height="2.385cm" svg:x="1.5cm" svg:y="1.89cm">
          <text:p text:style-name="P14"><text:span text:style-name="T13">Open Source Studie Schweiz 2018, Forschungsstelle Digitale Nachhaltigk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07cm" svg:height="0.338cm" svg:x="2.768cm" svg:y="13.896cm">
          <text:p text:style-name="P14"><text:span text:style-name="T12">AUTOREN (JAHRGANG) TI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2" draw:layer="layout" svg:width="22.199cm" svg:height="8.332cm" svg:x="1.5cm" svg:y="5.5cm">
          <text:list text:style-name="L6">
            <text:list-item>
              <text:p text:style-name="P13"><text:span text:style-name="T2">alle 3 Jahre von swissICT und CH Open durchgeführte Studie </text:span></text:p>
            </text:list-item>
            <text:list-item>
              <text:p text:style-name="P13"><text:span text:style-name="T2">243 Teilnehmende Unternehmen und Behörden</text:span></text:p>
            </text:list-item>
            <text:list-item>
              <text:p text:style-name="P13"><text:span text:style-name="T2">Durchschnittliches Wachstum der letzten 3 Jahre von 7.2% </text:span></text:p>
            </text:list-item>
          </text:list>
          <text:p text:style-name="P13"><text:span text:style-name="T2"/></text:p>
          <text:p text:style-name="P13"><text:span text:style-name="T2">Motivation/ Gründe des Einsatzes OSS in Organisation</text:span></text:p>
          <text:list text:style-name="L8">
            <text:list-item>
              <text:p text:style-name="P13"><text:span text:style-name="T2">Interoperabilität</text:span></text:p>
            </text:list-item>
            <text:list-item>
              <text:p text:style-name="P13"><text:span text:style-name="T2">Breit abgestützte Software-Lösung und -Komponenten</text:span></text:p>
            </text:list-item>
            <text:list-item>
              <text:p text:style-name="P13"><text:span text:style-name="T2">Breite Community für Wissensaustausch</text:span></text:p>
            </text:list-item>
            <text:list-item>
              <text:p text:style-name="P13"><text:span text:style-name="T2">erhöhte Sicherheit</text:span></text:p>
            </text:list-item>
            <text:list-item>
              <text:p text:style-name="P13"><text:span text:style-name="T2">Erhöhte Stabilitä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name="TextShape 1" draw:style-name="gr1" draw:text-style-name="P2" draw:layer="layout" svg:width="19.498cm" svg:height="1.138cm" svg:x="1.5cm" svg:y="2.5cm">
          <text:p text:style-name="P14"><text:span text:style-name="T14">Future of Open Source, Survey 2016</text:span><text:span text:style-name="T15"><text:line-break/></text:span><text:span text:style-name="T14">Black Duck &amp; North 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499cm" svg:height="7.214cm" svg:x="1.5cm" svg:y="6cm">
          <text:list text:style-name="L9">
            <text:list-item>
              <text:p text:style-name="P9"><text:span text:style-name="T16">Umfrage 1313 Teilnehmern</text:span></text:p>
            </text:list-item>
            <text:list-item>
              <text:p text:style-name="P9"><text:span text:style-name="T16">Partizipationsgründe:</text:span></text:p>
            </text:list-item>
            <text:list-item>
              <text:p text:style-name="P9"><text:span text:style-name="T16">67% geben an teilzunehmen um Fehler zu beheben und Funktionalität zum Projekt hinzuzufügen, 59% nehmen teil um einen Wettbewerbsvorteil zu erreiche</text:span></text:p>
            </text:list-item>
            <text:list-item>
              <text:p text:style-name="P9"><text:span text:style-name="T16">Entscheidung zu Open Source Software</text:span></text:p>
            </text:list-item>
            <text:list-item>
              <text:p text:style-name="P9"><text:span text:style-name="T16">1. Qualität der Software/ Softwarelösunge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. wettbewerbsfähige Features &amp; technische Fähigkeiten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9"/>3. Flexibilität gegenüber Fehlerbehebung und Anpassungsfähigkeit</text:span></text:p>
            </text:list-item>
          </text:list>
          <text:p text:style-name="P9"><text:span text:style-name="T17"/></text:p>
          <text:list text:style-name="L6">
            <text:list-item>
              <text:p text:style-name="P13"><text:span text:style-name="T16">Weitere Vorteile: Unternehmensmehrwert, Antrieb für Innovation</text:span></text:p>
            </text:list-item>
          </text:list>
          <text:p text:style-name="P13"><text:span text:style-name="T16"><text:s/></text:span><text:span text:style-name="T16"><text:tab/></text:span><text:span text:style-name="T16">→ </text:span><text:span text:style-name="T16">private Open Source Finanzierung innerhalb von 5 Jahren vervierfac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4.07cm" svg:height="0.338cm" svg:x="2.768cm" svg:y="13.896cm">
          <text:p text:style-name="P14"><text:span text:style-name="T12">AUTOREN (JAHRGANG) TI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949cm" svg:height="10.659cm" svg:x="0.385cm" svg:y="2.16cm" draw:page-number="5" presentation:class="page"/>
          <draw:frame presentation:style-name="pr5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name="TextShape 1" draw:style-name="gr1" draw:text-style-name="P2" draw:layer="layout" svg:width="22.199cm" svg:height="7.248cm" svg:x="1.5cm" svg:y="6.085cm">
          <text:list text:style-name="L3">
            <text:list-item>
              <text:p text:style-name="P9"><text:span text:style-name="T9">WISSENSCHAFTLICHER TEIL</text:span></text:p>
            </text:list-item>
            <text:list-item>
              <text:p text:style-name="P9"><text:span text:style-name="T8">PRAKTISCHER TEIL</text:span></text:p>
            </text:list-item>
            <text:list-item>
              <text:p text:style-name="P9"><text:span text:style-name="T9">PERSÖNLICHES FAZ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7" draw:layer="layout" svg:width="6.199cm" svg:height="5.239cm" svg:x="18.301cm" svg:y="7.744cm">
          <text:p text:style-name="P6"><text:span text:style-name="T7">THEMATISCH GRAFIK/</text:span></text:p>
          <text:p text:style-name="P6"><text:span text:style-name="T7">ICON/</text:span></text:p>
          <text:p text:style-name="P6"><text:span text:style-name="T7">SYMB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8.942cm" svg:height="10.656cm" svg:x="0.388cm" svg:y="2.134cm" draw:page-number="6" presentation:class="page"/>
          <draw:frame draw:name="PlaceHolder 2" presentation:style-name="pr6" draw:text-style-name="P10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4" draw:text-style-name="P2" draw:layer="layout" svg:width="8.543cm" svg:height="1.419cm" svg:x="0cm" svg:y="27.001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5" draw:text-style-name="P2" draw:layer="layout" svg:width="8.543cm" svg:height="1.419cm" svg:x="11.171cm" svg:y="27.001cm">
            <text:p text:style-name="P11"><text:span text:style-name="T10"><text:page-number>&lt;Foliennumm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Standard" presentation:presentation-page-layout-name="AL2T3">
        <draw:frame draw:style-name="gr8" draw:text-style-name="P16" draw:layer="layout" svg:width="12cm" svg:height="2.607cm" svg:x="1cm" svg:y="2cm">
          <draw:text-box>
            <text:p text:style-name="P15"><text:span text:style-name="T13">Beispiel: Nutzmotivation bei Linux-Distributionen</text:span></text:p>
          </draw:text-box>
        </draw:frame>
        <draw:frame presentation:style-name="pr7" draw:text-style-name="P17" draw:layer="layout" svg:width="8.155cm" svg:height="6.5cm" svg:x="1.345cm" svg:y="6cm" presentation:class="outline" presentation:user-transformed="true">
          <draw:text-box>
            <text:list text:style-name="L11">
              <text:list-header>
                <text:p text:style-name="P17"><text:span text:style-name="T18">Bei Individuen</text:span></text:p>
              </text:list-header>
              <text:list-item>
                <text:p text:style-name="P17"><text:span text:style-name="T18">Sicher</text:span></text:p>
              </text:list-item>
            </text:list>
            <text:list text:style-name="L12">
              <text:list-item>
                <text:p text:style-name="P18"><text:span text:style-name="T18">Zuverlässig</text:span></text:p>
              </text:list-item>
            </text:list>
            <text:list text:style-name="L11">
              <text:list-item>
                <text:p text:style-name="P17"><text:span text:style-name="T18">Versch. Distros</text:span></text:p>
              </text:list-item>
              <text:list-item>
                <text:p text:style-name="P17"><text:span text:style-name="T18">Community Support</text:span></text:p>
              </text:list-item>
            </text:list>
            <text:list text:style-name="L12">
              <text:list-item>
                <text:p text:style-name="P18"><text:span text:style-name="T18">Personalisierbar</text:span></text:p>
              </text:list-item>
            </text:list>
          </draw:text-box>
        </draw:frame>
        <draw:frame presentation:style-name="pr7" draw:text-style-name="P17" draw:layer="layout" svg:width="7.5cm" svg:height="6.5cm" svg:x="16.5cm" svg:y="6cm" presentation:class="outline" presentation:user-transformed="true">
          <draw:text-box>
            <text:list text:style-name="L11">
              <text:list-header>
                <text:p text:style-name="P17"><text:span text:style-name="T18">Bei Unternehmen</text:span></text:p>
              </text:list-header>
              <text:list-item>
                <text:p text:style-name="P17"><text:span text:style-name="T18">Offene Standards</text:span></text:p>
              </text:list-item>
              <text:list-item>
                <text:p text:style-name="P17"><text:span text:style-name="T18">Stabilität</text:span></text:p>
              </text:list-item>
              <text:list-item>
                <text:p text:style-name="P17"><text:span text:style-name="T18">Skalierbarkeit</text:span></text:p>
              </text:list-item>
              <text:list-item>
                <text:p text:style-name="P17"><text:span text:style-name="T18">Sicherheit</text:span></text:p>
              </text:list-item>
              <text:list-item>
                <text:p text:style-name="P17"><text:span text:style-name="T18">Support</text:span></text:p>
              </text:list-item>
            </text:list>
          </draw:text-box>
        </draw:frame>
        <presentation:notes draw:style-name="dp3">
          <draw:page-thumbnail draw:style-name="gr3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draw:style-name="gr8" draw:text-style-name="P16" draw:layer="layout" svg:width="12cm" svg:height="2.607cm" svg:x="1cm" svg:y="2cm">
          <draw:text-box>
            <text:p text:style-name="P15"><text:span text:style-name="T13">Beispiel: Nutzmotivation bei Linux-Distributionen</text:span></text:p>
          </draw:text-box>
        </draw:frame>
        <draw:frame presentation:style-name="pr7" draw:text-style-name="P19" draw:layer="layout" svg:width="8.155cm" svg:height="6.5cm" svg:x="1.345cm" svg:y="6cm" presentation:class="outline" presentation:user-transformed="true">
          <draw:text-box>
            <text:list text:style-name="L11">
              <text:list-header>
                <text:p text:style-name="P19"><text:span text:style-name="T19">Bei Individuen</text:span></text:p>
              </text:list-header>
              <text:list-item>
                <text:p text:style-name="P19"><text:span text:style-name="T19">Sicher</text:span></text:p>
              </text:list-item>
            </text:list>
            <text:list text:style-name="L12">
              <text:list-item>
                <text:p text:style-name="P20"><text:span text:style-name="T19">Zuverlässig</text:span></text:p>
              </text:list-item>
            </text:list>
            <text:list text:style-name="L11">
              <text:list-item>
                <text:p text:style-name="P19"><text:span text:style-name="T19">Versch. Distros</text:span></text:p>
              </text:list-item>
              <text:list-item>
                <text:p text:style-name="P19"><text:span text:style-name="T19">Community Support</text:span></text:p>
              </text:list-item>
            </text:list>
            <text:list text:style-name="L12">
              <text:list-item>
                <text:p text:style-name="P20"><text:span text:style-name="T19">Personalisierbar</text:span></text:p>
              </text:list-item>
            </text:list>
          </draw:text-box>
        </draw:frame>
        <draw:frame presentation:style-name="pr7" draw:text-style-name="P19" draw:layer="layout" svg:width="7.5cm" svg:height="6.5cm" svg:x="16.5cm" svg:y="6cm" presentation:class="outline" presentation:user-transformed="true">
          <draw:text-box>
            <text:list text:style-name="L11">
              <text:list-header>
                <text:p text:style-name="P19"><text:span text:style-name="T19">Bei Unternehmen</text:span></text:p>
              </text:list-header>
              <text:list-item>
                <text:p text:style-name="P19"><text:span text:style-name="T19">Offene Standards</text:span></text:p>
              </text:list-item>
              <text:list-item>
                <text:p text:style-name="P19"><text:span text:style-name="T19">Stabilität</text:span></text:p>
              </text:list-item>
              <text:list-item>
                <text:p text:style-name="P19"><text:span text:style-name="T19">Skalierbarkeit</text:span></text:p>
              </text:list-item>
              <text:list-item>
                <text:p text:style-name="P19"><text:span text:style-name="T19">Sicherheit</text:span></text:p>
              </text:list-item>
              <text:list-item>
                <text:p text:style-name="P19"><text:span text:style-name="T19">Support</text:span></text:p>
              </text:list-item>
            </text:list>
          </draw:text-box>
        </draw:frame>
        <draw:frame presentation:style-name="pr7" draw:text-style-name="P17" draw:layer="layout" svg:width="7cm" svg:height="5.5cm" svg:x="8.5cm" svg:y="6cm" presentation:class="outline" presentation:user-transformed="true">
          <draw:text-box>
            <text:list text:style-name="L11">
              <text:list-header>
                <text:p text:style-name="P17"><text:span text:style-name="T18">Gemeinsamkeiten</text:span></text:p>
              </text:list-header>
              <text:list-item>
                <text:p text:style-name="P17"><text:span text:style-name="T18">Sicherheit</text:span></text:p>
              </text:list-item>
            </text:list>
            <text:list text:style-name="L12">
              <text:list-item>
                <text:p text:style-name="P18"><text:span text:style-name="T18">Zuverlässigkeit</text:span></text:p>
              </text:list-item>
            </text:list>
            <text:list text:style-name="L11">
              <text:list-item>
                <text:p text:style-name="P17"><text:span text:style-name="T18">Support</text:span></text:p>
              </text:list-item>
            </text:list>
          </draw:text-box>
        </draw:frame>
        <presentation:notes draw:style-name="dp1">
          <draw:page-thumbnail draw:style-name="gr3" draw:layer="layout" svg:width="19.797cm" svg:height="11.136cm" svg:x="0.601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draw:style-name="gr8" draw:text-style-name="P16" draw:layer="layout" svg:width="12cm" svg:height="2.607cm" svg:x="1cm" svg:y="2cm">
          <draw:text-box>
            <text:p text:style-name="P15"><text:span text:style-name="T13">Beispiel: Motivation zur Linux Entwicklung</text:span></text:p>
          </draw:text-box>
        </draw:frame>
        <draw:frame presentation:style-name="pr7" draw:text-style-name="P17" draw:layer="layout" svg:width="8.155cm" svg:height="6.5cm" svg:x="1.345cm" svg:y="6cm" presentation:class="outline" presentation:user-transformed="true">
          <draw:text-box>
            <text:list text:style-name="L11">
              <text:list-header>
                <text:p text:style-name="P17"><text:span text:style-name="T18">Bei Individuen</text:span></text:p>
              </text:list-header>
              <text:list-item>
                <text:p text:style-name="P17"><text:span text:style-name="T18">Features</text:span></text:p>
              </text:list-item>
            </text:list>
            <text:list text:style-name="L12">
              <text:list-item>
                <text:p text:style-name="P18"><text:span text:style-name="T18">Verständnis</text:span></text:p>
              </text:list-item>
            </text:list>
            <text:list text:style-name="L11">
              <text:list-item>
                <text:p text:style-name="P17"><text:span text:style-name="T18">Erfahrung</text:span></text:p>
              </text:list-item>
              <text:list-item>
                <text:p text:style-name="P17"><text:span text:style-name="T18">Reputation/Karriere</text:span></text:p>
              </text:list-item>
            </text:list>
            <text:list text:style-name="L12">
              <text:list-item>
                <text:p text:style-name="P18"><text:span text:style-name="T18">Community</text:span></text:p>
              </text:list-item>
            </text:list>
          </draw:text-box>
        </draw:frame>
        <draw:frame presentation:style-name="pr7" draw:text-style-name="P17" draw:layer="layout" svg:width="7.5cm" svg:height="6.5cm" svg:x="16.5cm" svg:y="6cm" presentation:class="outline" presentation:user-transformed="true">
          <draw:text-box>
            <text:list text:style-name="L11">
              <text:list-header>
                <text:p text:style-name="P17"><text:span text:style-name="T18">Bei Unternehmen</text:span></text:p>
              </text:list-header>
              <text:list-item>
                <text:p text:style-name="P17"><text:span text:style-name="T18">Finanzielle Abhängigkeit</text:span></text:p>
              </text:list-item>
              <text:list-item>
                <text:p text:style-name="P17"><text:span text:style-name="T18">Features</text:span></text:p>
              </text:list-item>
              <text:list-item>
                <text:p text:style-name="P17"><text:span text:style-name="T18">Community-Recruiting</text:span></text:p>
              </text:list-item>
              <text:list-item>
                <text:p text:style-name="P17"><text:span text:style-name="T18">Wartungskosten sparen</text:span></text:p>
              </text:list-item>
              <text:list-item>
                <text:p text:style-name="P17"><text:span text:style-name="T18">Richtungsentscheide</text:span></text:p>
              </text:list-item>
            </text:list>
          </draw:text-box>
        </draw:frame>
        <presentation:notes draw:style-name="dp1">
          <draw:page-thumbnail draw:style-name="gr3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draw:style-name="gr8" draw:text-style-name="P16" draw:layer="layout" svg:width="12cm" svg:height="2.607cm" svg:x="1cm" svg:y="2cm">
          <draw:text-box>
            <text:p text:style-name="P21"><text:span text:style-name="T13">Beispiel: Motivation zur Linux Entwicklung</text:span></text:p>
          </draw:text-box>
        </draw:frame>
        <draw:frame presentation:style-name="pr7" draw:text-style-name="P19" draw:layer="layout" svg:width="8.155cm" svg:height="6.5cm" svg:x="1.345cm" svg:y="6cm" presentation:class="outline" presentation:user-transformed="true">
          <draw:text-box>
            <text:list text:style-name="L11">
              <text:list-header>
                <text:p text:style-name="P19"><text:span text:style-name="T19">Bei Individuen</text:span></text:p>
              </text:list-header>
            </text:list>
            <text:list text:style-name="L12">
              <text:list-item>
                <text:p text:style-name="P20"><text:span text:style-name="T19">Features</text:span></text:p>
              </text:list-item>
              <text:list-item>
                <text:p text:style-name="P20"><text:span text:style-name="T19">Verständnis</text:span></text:p>
              </text:list-item>
              <text:list-item>
                <text:p text:style-name="P20"><text:span text:style-name="T19">Erfahrung</text:span></text:p>
              </text:list-item>
              <text:list-item>
                <text:p text:style-name="P20"><text:span text:style-name="T19">Reputation/Karriere</text:span></text:p>
              </text:list-item>
              <text:list-item>
                <text:p text:style-name="P20"><text:span text:style-name="T19">Community</text:span></text:p>
              </text:list-item>
            </text:list>
          </draw:text-box>
        </draw:frame>
        <draw:frame presentation:style-name="pr7" draw:text-style-name="P19" draw:layer="layout" svg:width="7.5cm" svg:height="6.5cm" svg:x="16.5cm" svg:y="6cm" presentation:class="outline" presentation:user-transformed="true">
          <draw:text-box>
            <text:list text:style-name="L11">
              <text:list-header>
                <text:p text:style-name="P19"><text:span text:style-name="T19">Bei Unternehmen</text:span></text:p>
              </text:list-header>
            </text:list>
            <text:list text:style-name="L12">
              <text:list-item>
                <text:p text:style-name="P20"><text:span text:style-name="T19">Finanzielle Abhängigkeit</text:span></text:p>
              </text:list-item>
              <text:list-item>
                <text:p text:style-name="P20"><text:span text:style-name="T19">Features</text:span></text:p>
              </text:list-item>
              <text:list-item>
                <text:p text:style-name="P20"><text:span text:style-name="T19">Community-Recruiting</text:span></text:p>
              </text:list-item>
              <text:list-item>
                <text:p text:style-name="P20"><text:span text:style-name="T19">Wartungskosten sparen</text:span></text:p>
              </text:list-item>
              <text:list-item>
                <text:p text:style-name="P20"><text:span text:style-name="T19">Richtungsentscheide</text:span></text:p>
              </text:list-item>
            </text:list>
          </draw:text-box>
        </draw:frame>
        <draw:frame presentation:style-name="pr7" draw:text-style-name="P17" draw:layer="layout" svg:width="7cm" svg:height="5.5cm" svg:x="8.5cm" svg:y="6cm" presentation:class="outline" presentation:user-transformed="true">
          <draw:text-box>
            <text:list text:style-name="L11">
              <text:list-header>
                <text:p text:style-name="P17"><text:span text:style-name="T18">Gemeinsamkeiten</text:span></text:p>
              </text:list-header>
              <text:list-item>
                <text:p text:style-name="P17"><text:span text:style-name="T18">Features</text:span></text:p>
              </text:list-item>
            </text:list>
          </draw:text-box>
        </draw:frame>
        <presentation:notes draw:style-name="dp1">
          <draw:page-thumbnail draw:style-name="gr3" draw:layer="layout" svg:width="19.797cm" svg:height="11.136cm" svg:x="0.601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>
        <draw:custom-shape draw:name="TextShape 1" draw:style-name="gr1" draw:text-style-name="P2" draw:layer="layout" svg:width="19.498cm" svg:height="1.138cm" svg:x="1.5cm" svg:y="1.88cm">
          <text:p text:style-name="P5"><text:span text:style-name="T6">BEISPIEL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3.798cm" svg:height="9.071cm" svg:x="1.5cm" svg:y="4.143cm">
          <text:list text:style-name="L13">
            <text:list-item>
              <text:p text:style-name="P9"><text:span text:style-name="T20">WICHTIGSTE PUNK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831cm" svg:height="0.338cm" svg:x="2.759cm" svg:y="13.896cm">
          <text:p text:style-name="P14"><text:span text:style-name="T12">QUELLE/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7" draw:layer="layout" svg:width="8.425cm" svg:height="10.336cm" svg:x="16.274cm" svg:y="3.447cm">
          <text:p text:style-name="P6"><text:span text:style-name="T7">FOTO/</text:span></text:p>
          <text:p text:style-name="P6"><text:span text:style-name="T7">GRAFIK/</text:span></text:p>
          <text:p text:style-name="P6"><text:span text:style-name="T7">SCREEN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draw:custom-shape draw:name="TextShape 1" draw:style-name="gr1" draw:text-style-name="P2" draw:layer="layout" svg:width="19.498cm" svg:height="1.138cm" svg:x="1.5cm" svg:y="1.88cm">
          <text:p text:style-name="P5"><text:span text:style-name="T6">BEISPIEL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3.798cm" svg:height="9.071cm" svg:x="1.5cm" svg:y="4.143cm">
          <text:list text:style-name="L13">
            <text:list-item>
              <text:p text:style-name="P9"><text:span text:style-name="T20">WICHTIGSTE PUNK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831cm" svg:height="0.338cm" svg:x="2.759cm" svg:y="13.896cm">
          <text:p text:style-name="P14"><text:span text:style-name="T12">QUELLE/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7" draw:layer="layout" svg:width="8.425cm" svg:height="10.336cm" svg:x="16.274cm" svg:y="3.447cm">
          <text:p text:style-name="P6"><text:span text:style-name="T7">FOTO/</text:span></text:p>
          <text:p text:style-name="P6"><text:span text:style-name="T7">GRAFIK/</text:span></text:p>
          <text:p text:style-name="P6"><text:span text:style-name="T7">SCREEN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949cm" svg:height="10.659cm" svg:x="0.385cm" svg:y="2.16cm" draw:page-number="12" presentation:class="page"/>
          <draw:frame presentation:style-name="pr9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Standard_20_1">
        <draw:custom-shape draw:name="TextShape 1" draw:style-name="gr1" draw:text-style-name="P2" draw:layer="layout" svg:width="19.498cm" svg:height="1.138cm" svg:x="1.5cm" svg:y="1.88cm">
          <text:p text:style-name="P5"><text:span text:style-name="T6">BEISPIEL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3.798cm" svg:height="9.071cm" svg:x="1.5cm" svg:y="4.143cm">
          <text:list text:style-name="L13">
            <text:list-item>
              <text:p text:style-name="P9"><text:span text:style-name="T20">WICHTIGSTE PUNK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831cm" svg:height="0.338cm" svg:x="2.759cm" svg:y="13.896cm">
          <text:p text:style-name="P14"><text:span text:style-name="T12">QUELLE/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7" draw:layer="layout" svg:width="8.425cm" svg:height="10.336cm" svg:x="16.274cm" svg:y="3.447cm">
          <text:p text:style-name="P6"><text:span text:style-name="T7">FOTO/</text:span></text:p>
          <text:p text:style-name="P6"><text:span text:style-name="T7">GRAFIK/</text:span></text:p>
          <text:p text:style-name="P6"><text:span text:style-name="T7">SCREEN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949cm" svg:height="10.659cm" svg:x="0.385cm" svg:y="2.16cm" draw:page-number="13" presentation:class="page"/>
          <draw:frame presentation:style-name="pr9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Standard_20_1">
        <draw:custom-shape draw:name="TextShape 1" draw:style-name="gr1" draw:text-style-name="P2" draw:layer="layout" svg:width="19.498cm" svg:height="1.138cm" svg:x="1.5cm" svg:y="1.88cm">
          <text:p text:style-name="P5"><text:span text:style-name="T6">UNSER FAZ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3.798cm" svg:height="9.071cm" svg:x="1.5cm" svg:y="4.143cm">
          <text:list text:style-name="L13">
            <text:list-item>
              <text:p text:style-name="P9"><text:span text:style-name="T20">EIGENE SCHLUSSFOLGERUNGEN</text:span></text:p>
            </text:list-item>
            <text:list-item>
              <text:p text:style-name="P9"><text:span text:style-name="T20">NEUE ERKENNTNISSE</text:span></text:p>
            </text:list-item>
            <text:list-item>
              <text:p text:style-name="P9"><text:span text:style-name="T20">ETC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7" draw:layer="layout" svg:width="8.425cm" svg:height="10.336cm" svg:x="16.274cm" svg:y="3.447cm">
          <text:p text:style-name="P6"><text:span text:style-name="T7">FOTO/</text:span></text:p>
          <text:p text:style-name="P6"><text:span text:style-name="T7">GRAFIK/</text:span></text:p>
          <text:p text:style-name="P6"><text:span text:style-name="T7">SCREEN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DejaVu Sans1" svg:font-family="'DejaVu Sans'"/>
    <style:font-face style:name="Liberation Mono" svg:font-family="'Liberation Mono', 'Courier New'"/>
    <style:font-face style:name="Times New Roman1" svg:font-family="'Times New Roman'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Mono1" svg:font-family="'Liberation Mono', 'Courier New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2">Gruppe X: 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10" draw:layer="backgroundobjects" svg:width="20.998cm" svg:height="0.998cm" svg:x="0cm" svg:y="0.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2">Gruppe 9: Anreize zu Open Sourc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2.385cm" svg:x="0.87cm" svg:y="1.7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2">Gruppe 9: Anreize zu Open Sourc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9.498cm" svg:height="1.138cm" svg:x="1.5cm" svg:y="1.8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949cm" svg:height="10.659cm" svg:x="0.385cm" svg:y="2.16cm" presentation:class="page"/>
        <draw:frame presentation:style-name="Title_20_Slide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244000001D05893DBFF97E08009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2">Gruppe 9: Anreize zu Open Sourc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15.698cm" svg:height="10.408cm" svg:x="0cm" svg:y="3.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7" draw:text-style-name="MP10" draw:layer="backgroundobjects" svg:width="9.698cm" svg:height="10.408cm" svg:x="15.7cm" svg:y="3.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2.859cm" svg:height="2.385cm" svg:x="1cm" svg:y="2cm" presentation:class="title" presentation:placeholder="true">
        <draw:text-box/>
      </draw:frame>
      <draw:frame presentation:style-name="Standard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8.949cm" svg:height="10.659cm" svg:x="0.385cm" svg:y="2.16cm" presentation:class="page"/>
        <draw:frame presentation:style-name="Standard_20_1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0-13T03:33:36</meta:creation-date>
    <meta:initial-creator>Matthias Stürmer</meta:initial-creator>
    <dc:language>de-CH</dc:language>
    <meta:print-date>2020-10-21T06:50:14</meta:print-date>
    <dc:date>2020-12-03T14:48:00.845000000</dc:date>
    <meta:editing-cycles>178</meta:editing-cycles>
    <dc:title>Informationsanlass</dc:title>
    <meta:editing-duration>PT17M32S</meta:editing-duration>
    <meta:generator>LibreOffice/7.0.3.1$Windows_X86_64 LibreOffice_project/d7547858d014d4cf69878db179d326fc3483e082</meta:generator>
    <meta:document-statistic meta:object-count="142"/>
    <meta:user-defined meta:name="AppVersion">16.0000</meta:user-defined>
    <meta:user-defined meta:name="Created" meta:value-type="date">2016-05-19T00:00:00</meta:user-defined>
    <meta:user-defined meta:name="Creator">Adobe InDesign CC 2015 (Macintosh)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6-05-19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UniBe_Vorlage_PP_unirot_02112018" xlink:href=""/>
  </office:meta>
</office:document-meta>
</file>